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7876" officeooo:paragraph-rsid="000f787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f7876" officeooo:paragraph-rsid="000f787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 5116</text:p>
      <text:p text:style-name="P2"><text:tab/>This project will ensure that on the GUI Workcenter job list, for any workcenter flagged for nesting, only jobs that have already been nested and added to a flex schedule will be marked as ready. This will ensure the company can easily track which jobs still need nest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0:53:18.051000000</meta:creation-date>
    <dc:date>2018-11-13T10:55:08.576000000</dc:date>
    <meta:editing-duration>PT1M51S</meta:editing-duration>
    <meta:editing-cycles>1</meta:editing-cycles>
    <meta:document-statistic meta:table-count="0" meta:image-count="0" meta:object-count="0" meta:page-count="1" meta:paragraph-count="2" meta:word-count="50" meta:character-count="281" meta:non-whitespace-character-count="232"/>
    <meta:generator>LibreOffice/6.0.4.2$Windows_X86_64 LibreOffice_project/9b0d9b32d5dcda91d2f1a96dc04c645c450872bf</meta:generator>
  </office:meta>
</office:document-meta>
</file>